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78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63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Open Sans" fo:font-size="12pt"/>
    </style:style>
    <style:style style:name="P4" style:family="paragraph">
      <loext:graphic-properties draw:fill="none" draw:fill-color="#ffffff"/>
      <style:text-properties style:font-name="Open Sans" fo:font-size="12pt"/>
    </style:style>
    <style:style style:name="P5" style:family="paragraph">
      <style:text-properties fo:color="#63bbee" style:font-name="Open Sans" fo:font-size="12pt"/>
    </style:style>
    <style:style style:name="P6" style:family="paragraph">
      <loext:graphic-properties draw:fill="none" draw:fill-color="#ffffff"/>
      <style:text-properties fo:color="#63bbee" style:font-name="Open Sans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0.4cm" svg:x="3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0.5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5.5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7cm" svg:y="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7cm" svg:y1="4.05cm" svg:x2="3.009cm" svg:y2="3.587cm">
          <text:p/>
        </draw:line>
        <draw:line draw:style-name="gr3" draw:text-style-name="P2" draw:layer="layout" svg:x1="3.009cm" svg:y1="4.515cm" svg:x2="3.7cm" svg:y2="4.05cm">
          <text:p/>
        </draw:line>
        <draw:line draw:style-name="gr3" draw:text-style-name="P2" draw:layer="layout" svg:x1="3.009cm" svg:y1="3.587cm" svg:x2="3.009cm" svg:y2="4.515cm">
          <text:p/>
        </draw:line>
        <draw:line draw:style-name="gr3" draw:text-style-name="P2" draw:layer="layout" svg:x1="0.9cm" svg:y1="4.05cm" svg:x2="2.7cm" svg:y2="4.05cm">
          <text:p/>
        </draw:line>
        <draw:line draw:style-name="gr3" draw:text-style-name="P2" draw:layer="layout" svg:x1="3.7cm" svg:y1="4.05cm" svg:x2="5.5cm" svg:y2="4.05cm">
          <text:p/>
        </draw:line>
        <draw:g>
          <draw:line draw:style-name="gr3" draw:text-style-name="P2" draw:layer="layout" svg:x1="0.823cm" svg:y1="3.894cm" svg:x2="1.536cm" svg:y2="3.039cm">
            <text:p/>
          </draw:line>
          <draw:custom-shape draw:style-name="gr4" draw:text-style-name="P1" draw:layer="layout" svg:width="1.28cm" svg:height="0.222cm" draw:transform="rotate (0.875457152800356) translate (1.451cm 2.9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2" draw:layer="layout" svg:x1="2.356cm" svg:y1="2.056cm" svg:x2="3.069cm" svg:y2="1.201cm">
            <text:p/>
          </draw:line>
        </draw:g>
        <draw:g>
          <draw:line draw:style-name="gr3" draw:text-style-name="P2" draw:layer="layout" svg:x1="3.331cm" svg:y1="1.206cm" svg:x2="4.044cm" svg:y2="2.061cm">
            <text:p/>
          </draw:line>
          <draw:custom-shape draw:style-name="gr4" draw:text-style-name="P1" draw:layer="layout" svg:width="1.28cm" svg:height="0.223cm" draw:transform="rotate (0.875457152800356) translate (3.959cm 2.973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3" draw:text-style-name="P2" draw:layer="layout" svg:x1="4.864cm" svg:y1="3.044cm" svg:x2="5.577cm" svg:y2="3.899cm">
            <text:p/>
          </draw:line>
        </draw:g>
        <draw:frame draw:style-name="gr5" draw:text-style-name="P4" draw:layer="layout" svg:width="1cm" svg:height="0.962cm" svg:x="0.15cm" svg:y="4.15cm">
          <draw:text-box>
            <text:p text:style-name="P3">1</text:p>
          </draw:text-box>
        </draw:frame>
        <draw:frame draw:style-name="gr5" draw:text-style-name="P4" draw:layer="layout" svg:width="1cm" svg:height="0.962cm" svg:x="5.3cm" svg:y="4.2cm">
          <draw:text-box>
            <text:p text:style-name="P3">2</text:p>
          </draw:text-box>
        </draw:frame>
        <draw:frame draw:style-name="gr5" draw:text-style-name="P4" draw:layer="layout" svg:width="2.15cm" svg:height="0.962cm" svg:x="4.95cm" svg:y="0.988cm">
          <draw:text-box>
            <text:p text:style-name="P3">Nodes</text:p>
          </draw:text-box>
        </draw:frame>
        <draw:frame draw:style-name="gr5" draw:text-style-name="P6" draw:layer="layout" svg:width="1cm" svg:height="0.962cm" svg:x="2.75cm" svg:y="4.45cm">
          <draw:text-box>
            <text:p text:style-name="P5">1</text:p>
          </draw:text-box>
        </draw:frame>
        <draw:frame draw:style-name="gr5" draw:text-style-name="P6" draw:layer="layout" svg:width="1cm" svg:height="0.962cm" svg:x="4.4cm" svg:y="1.85cm">
          <draw:text-box>
            <text:p text:style-name="P5">2</text:p>
          </draw:text-box>
        </draw:frame>
        <draw:frame draw:style-name="gr5" draw:text-style-name="P6" draw:layer="layout" svg:width="1cm" svg:height="0.962cm" svg:x="1.25cm" svg:y="1.888cm">
          <draw:text-box>
            <text:p text:style-name="P5">3</text:p>
          </draw:text-box>
        </draw:frame>
        <draw:frame draw:style-name="gr6" draw:text-style-name="P6" draw:layer="layout" svg:width="2.667cm" svg:height="0.888cm" svg:x="4.933cm" svg:y="0.512cm">
          <draw:text-box>
            <text:p text:style-name="P5">Elements</text:p>
          </draw:text-box>
        </draw:frame>
        <draw:frame draw:style-name="gr5" draw:text-style-name="P4" draw:layer="layout" svg:width="1cm" svg:height="0.962cm" svg:x="2.85cm" svg:y="0.1cm">
          <draw:text-box>
            <text:p text:style-name="P3"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2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9T08:43:32.363866806</meta:creation-date>
    <dc:date>2020-10-09T08:52:06.670240270</dc:date>
    <meta:editing-duration>PT8M35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